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graphics>
      <draw:page draw:name="page1" draw:style-name="dp1" draw:master-page-name="默认"/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沙俊星 </meta:initial-creator>
    <meta:creation-date>2012-01-19T14:44:27</meta:creation-date>
    <meta:document-statistic meta:object-count="0"/>
    <meta:generator>LibreOffice/3.4$Unix LibreOffice_project/340m1$Build-402</meta:generator>
  </office:meta>
</office:document-meta>
</file>